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Arial" fo:font-size="11pt" officeooo:rsid="00030c9d" officeooo:paragraph-rsid="00030c9d" style:font-size-asian="9.60000038146973pt" style:font-size-complex="11pt"/>
    </style:style>
    <style:style style:name="P2" style:family="paragraph" style:parent-style-name="Standard">
      <style:paragraph-properties fo:line-height="115%" fo:text-align="justify" style:justify-single-word="false"/>
      <style:text-properties style:font-name="Arial" fo:font-size="11pt" style:text-underline-style="none" officeooo:rsid="00030c9d" officeooo:paragraph-rsid="00030c9d" style:font-size-asian="9.60000038146973pt" style:font-size-complex="11pt"/>
    </style:style>
    <style:style style:name="P3" style:family="paragraph" style:parent-style-name="Standard">
      <style:paragraph-properties fo:line-height="115%" fo:text-align="justify" style:justify-single-word="false"/>
      <style:text-properties style:font-name="Arial" style:text-underline-style="solid" style:text-underline-width="auto" style:text-underline-color="font-color" officeooo:rsid="00030c9d" officeooo:paragraph-rsid="00030c9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rabajo de intensificación – 2° cuatrimestre</text:p>
      <text:p text:style-name="P3"/>
      <text:p text:style-name="P3">Materias<text:span text:style-name="T2">: Proyecto de implementación de sitios web dinámicos y Proyecto de desarrollo de software para plataformas móviles.</text:span></text:p>
      <text:p text:style-name="P3"><text:span text:style-name="T2"/></text:p>
      <text:p text:style-name="P3">Alumno<text:span text:style-name="T2">: Filippini Juan Francisco, desarrollo del sitio web 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Indice</text:p>
      <text:p text:style-name="P2"/>
      <text:p text:style-name="P2"/>
      <text:p text:style-name="P2">Objetivos del proyecto</text:p>
      <text:p text:style-name="P2">Maquetación del sitio</text:p>
      <text:p text:style-name="P2">Diagrama entidad-relacion</text:p>
      <text:p text:style-name="P2">Casos de uso</text:p>
      <text:p text:style-name="P2">Diseño de la base de datos</text:p>
      <text:p text:style-name="P2">Mapa de navegación</text:p>
      <text:p text:style-name="P2">Bibliografía</text:p>
      <text:p text:style-name="P2">Anexo</text:p>
      <text:p text:style-name="P2"><text:tab/>Capturas de pantalla</text:p>
      <text:p text:style-name="P2"><text:tab/>Manual de usuario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20:43:06.576000000</meta:creation-date>
    <meta:generator>LibreOffice/7.6.2.1$Windows_X86_64 LibreOffice_project/56f7684011345957bbf33a7ee678afaf4d2ba333</meta:generator>
    <dc:date>2024-11-14T20:52:00.359000000</dc:date>
    <meta:editing-duration>PT8M55S</meta:editing-duration>
    <meta:editing-cycles>1</meta:editing-cycles>
    <meta:document-statistic meta:table-count="0" meta:image-count="0" meta:object-count="0" meta:page-count="2" meta:paragraph-count="14" meta:word-count="59" meta:character-count="412" meta:non-whitespace-character-count="363"/>
  </office:meta>
</office:document-meta>
</file>